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맑은 고딕" svg:font-family="맑은 고딕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표준" style:master-page-name="MP0" style:family="paragraph">
      <style:paragraph-properties fo:break-before="page"/>
      <style:text-properties style:language-asian="ko" style:country-asian="KR"/>
    </style:style>
    <style:style style:name="P2" style:parent-style-name="표준" style:family="paragraph">
      <style:text-properties style:language-asian="ko" style:country-asian="KR"/>
    </style:style>
    <style:style style:name="P3" style:parent-style-name="표준" style:family="paragraph">
      <style:text-properties style:language-asian="ko" style:country-asian="KR"/>
    </style:style>
    <style:style style:name="P4" style:parent-style-name="표준" style:family="paragraph">
      <style:text-properties style:language-asian="ko" style:country-asian="KR"/>
    </style:style>
    <style:style style:name="P5" style:parent-style-name="표준" style:family="paragraph">
      <style:text-properties style:language-asian="ko" style:country-asian="KR"/>
    </style:style>
    <style:style style:name="P6" style:parent-style-name="표준" style:family="paragraph">
      <style:text-properties style:language-asian="ko" style:country-asian="KR"/>
    </style:style>
  </office:automatic-styles>
  <office:body>
    <office:text text:use-soft-page-breaks="true">
      <text:p text:style-name="P1">test</text:p>
      <text:p text:style-name="P2">test</text:p>
      <text:p text:style-name="P3">test</text:p>
      <text:p text:style-name="P4">test</text:p>
      <text:p text:style-name="P5">test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맑은 고딕" svg:font-family="맑은 고딕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00%" fo:background-color="transparent" style:tab-stop-distance="0.5555in"/>
      <style:text-properties style:font-name="Calibri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김종혁</meta:initial-creator>
    <dc:creator>김종혁</dc:creator>
    <meta:creation-date>2021-01-23T15:43:00Z</meta:creation-date>
    <dc:date>2021-01-23T15:48:00Z</dc:date>
    <meta:template xlink:href="Normal.dotm" xlink:type="simple"/>
    <meta:editing-cycles>1</meta:editing-cycles>
    <meta:editing-duration>PT0S</meta:editing-duration>
    <meta:document-statistic meta:page-count="1" meta:paragraph-count="1" meta:word-count="3" meta:character-count="25" meta:row-count="1" meta:non-whitespace-character-count="23"/>
  </office:meta>
</office:document-meta>
</file>